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Arial" style:font-family-asian="Arial" style:font-family-complex="Arial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righ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righ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righ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right"/>
    </style:style>
  </office:automatic-styles>
  <office:body>
    <office:text>
      <text:p text:style-name="P1"><text:span text:style-name="T1">10.5 Final thoughts</text:span></text:p>
      <text:p text:style-name="P1"><text:span text:style-name="T2"/></text:p>
      <text:p text:style-name="P1"><text:span text:style-name="T3">Everybody writes one sentence of what his/her thoughts on this project are.</text:span></text:p>
      <text:p text:style-name="P1"><text:span text:style-name="T4"/></text:p>
      <text:p text:style-name="P1"><text:span text:style-name="T4"/></text:p>
      <text:p text:style-name="P1"><text:span text:style-name="T5">“It has been a great experience to work other students from all over europe to improve my technical and social skills.”</text:span></text:p>
      <text:p text:style-name="P2"><text:span text:style-name="T6">Arne Reimer – Fachhochschule Kiel – University of Applied Sciences, Germany</text:span></text:p>
      <text:p text:style-name="P3"><text:span text:style-name="T7"/></text:p>
      <text:p text:style-name="P3"><text:span text:style-name="T7"/></text:p>
      <text:p text:style-name="P3"><text:span text:style-name="T8">“Being a part of this international team I really learned a lot and I think it will be a big advantage for my future career.”</text:span></text:p>
      <text:p text:style-name="P4"><text:span text:style-name="T9">Arne Lipfert – Fachhochschule Kiel – University of Applied Sciences, Germany</text:span></text:p>
      <text:p text:style-name="P5"><text:span text:style-name="T10"/></text:p>
      <text:p text:style-name="P6"><text:span text:style-name="T10"/></text:p>
      <text:p text:style-name="P6"><text:span text:style-name="T11">“It was an unique experience, for which I am grateful to be a part of, with some great benefits for my future career.”</text:span></text:p>
      <text:p text:style-name="P7"><text:span text:style-name="T12">Pedro Ferreira – Instituto Politécnico do Porto, Portugal</text:span></text:p>
      <text:p text:style-name="P8"><text:span text:style-name="T13"/></text:p>
      <text:p text:style-name="P8"><text:span text:style-name="T13"/></text:p>
      <text:p text:style-name="P8"><text:span text:style-name="T14">“An extraordinary trip where we faced a great deal of tough decisions, but we emerged more grown up, more cooperative and we take home the fond memories of this amazing experience.”</text:span></text:p>
      <text:p text:style-name="P9"><text:span text:style-name="T15">Daniel Lopes – Instituto Politécnico do Porto, Portugal</text:span></text:p>
      <text:p text:style-name="P10"><text:span text:style-name="T16"/></text:p>
      <text:p text:style-name="P10"><text:span text:style-name="T16"/></text:p>
      <text:p text:style-name="P10"><text:span text:style-name="T17">“Legen...Wait for it...Milk!”</text:span></text:p>
      <text:p text:style-name="P11"><text:span text:style-name="T18">Stéphane Polet – Katholieke Hogeschool Sint-Lieven, Belgium</text:span></text:p>
      <text:p text:style-name="P12"><text:span text:style-name="T19"/></text:p>
      <text:p text:style-name="P12"><text:span text:style-name="T19"/></text:p>
      <text:p text:style-name="P12"><text:span text:style-name="T20">“I am happy that i was part of this wonderful project, I met great professionals and smiling faces, improved my programming skills.”</text:span></text:p>
      <text:p text:style-name="P13"><text:span text:style-name="T21">Ina Ivanova – University of Veliko Tarnovo, Bulgaria</text:span></text:p>
      <text:p text:style-name="P13"><text:span text:style-name="T22"/></text:p>
      <text:p text:style-name="P13"><text:span text:style-name="T22"/></text:p>
      <text:p text:style-name="P14"><text:span text:style-name="T23">“</text:span><text:span text:style-name="T24">It was a great experience to meet and work with people from other countries, I improved my communication skills and my team spirit</text:span><text:span text:style-name="T25">.”</text:span></text:p>
      <text:p text:style-name="P15"><text:span text:style-name="T26">Aggeliki Katsiampouri – Technical Univercity of Crete, Greece</text:span></text:p>
      <text:p text:style-name="P16"><text:span text:style-name="T27"/></text:p>
      <text:p text:style-name="P16"><text:span text:style-name="T27"/></text:p>
      <text:p text:style-name="P16"><text:span text:style-name="T28">“Great experience, I was lucky for join this project I hope to have a similar experience in the future.”</text:span></text:p>
      <text:p text:style-name="P17"><text:span text:style-name="T29">Moundrakis Stefanos – Technical Univercity of Crete, Greece</text:span></text:p>
      <text:p text:style-name="P18"><text:span text:style-name="T29"/></text:p>
      <text:p text:style-name="P18"><text:span text:style-name="T30"/></text:p>
      <text:p text:style-name="P18"><text:span text:style-name="T31">“I am glad to participate in this project and I gained a lot of experience which I am sure will be useful in the future.”</text:span></text:p>
      <text:p text:style-name="P19"><text:span text:style-name="T32">Zvezdomir Tsvyatkov – University of Veliko Tarnovo, Bulgaria</text:span><text:span text:style-name="T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